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2"/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/>
    <style:style style:name="ce11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30">
      <style:table-cell-properties style:vertical-align="middle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Normal_32_2" style:data-style-name="N2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Normal_32_2" style:data-style-name="N2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196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4.46616666666667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783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5.03766666666667cm"/>
    </style:style>
    <style:style style:name="co14" style:family="table-column">
      <style:table-column-properties fo:break-before="auto" style:column-width="4.74133333333333cm"/>
    </style:style>
    <style:style style:name="co15" style:family="table-column">
      <style:table-column-properties fo:break-before="auto" style:column-width="5.05883333333333cm"/>
    </style:style>
    <style:style style:name="co16" style:family="table-column">
      <style:table-column-properties fo:break-before="auto" style:column-width="4.572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bel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4];[lookup.A$1:.B$37];2;0)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6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7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];[lookup.A$1:.B$37];2;0)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0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];[lookup.A$1:.B$37];2;0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];[lookup.A$1:.B$37];2;0)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4];[lookup.A$1:.B$37];2;0)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5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6];[lookup.A$1:.B$37];2;0)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];[lookup.A$1:.B$37];2;0)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];[lookup.A$1:.B$37];2;0)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9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];[lookup.A$1:.B$37];2;0)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];[lookup.A$1:.B$37];2;0)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2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3];[lookup.A$1:.B$37];2;0)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25];[lookup.A$1:.B$37];2;0)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6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7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8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32];[lookup.A$1:.B$37];2;0)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5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4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2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44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5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4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4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4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53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5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6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6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4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6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6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68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6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7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71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7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73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7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7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7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7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8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83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84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8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8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8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2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9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7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8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9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00];[lookup.A$1:.B$37];2;0)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01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02];[lookup.A$1:.B$37];2;0)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formula="of:=VLOOKUP([.B103];[lookup.A$1:.B$37];2;0)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04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formula="of:=VLOOKUP([.B105];[lookup.A$1:.B$37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06];[lookup.A$1:.B$37];2;0)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07];[lookup.A$1:.B$37];2;0)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08];[lookup.A$1:.B$37];2;0)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09];[lookup.A$1:.B$37];2;0)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10];[lookup.A$1:.B$37];2;0)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11];[lookup.A$1:.B$37];2;0)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2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1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1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115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1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1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2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122];[lookup.A$1:.B$37];2;0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2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24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2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2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3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2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33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3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3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3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4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4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44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4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4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4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53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5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5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5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61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6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6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6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69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71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7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7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74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7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7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7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4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8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187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9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9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9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9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9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98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0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01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0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3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04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0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0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0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1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1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14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216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17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8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2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21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2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2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2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2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228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29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3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32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3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3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3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3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4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4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6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4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5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5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6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6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2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6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6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6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6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70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2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7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7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7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9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8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8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8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8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5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6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8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8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8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2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9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9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96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0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0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0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05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0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0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1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1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4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1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1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2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21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22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2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2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3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3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3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5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3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4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4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4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348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4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3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54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5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5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1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6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6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7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68];[lookup.A$1:.B$37];2;0)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p01-lineimg0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32222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35535354444444444440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1473466</text:p>
          </table:table-cell>
          <table:table-cell office:value-type="string" table:style-name="ce1">
            <text:p>م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5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string" table:style-name="ce1">
            <text:p><text:span text:style-name="T2">graph</text:span>-p01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3 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1431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5665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1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 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546604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3463555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6026406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1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662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5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53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2+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6357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2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-4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3355473102+554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43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55343350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1">
            <text:p><text:span text:style-name="T2">graph</text:span>-p01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-31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4544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515454676654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+41+70+1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7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6305704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44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44332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33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3+572+45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3534514625 077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536456747154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7340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5326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144432313 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01031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gabung semu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3" table:style-name="ta3">
        <table:table-column table:style-name="co7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4564666624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7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+642+4342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145117747043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523010243+5354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1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347325742170655441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+7+5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4-371 <text:s/>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7675442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7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+5566750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44+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5345-3337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44354534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554454442335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32+43142+1+3+7455544+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ebanyakan + padahal tidak ada titik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p01-lineimg4" table:style-name="ta3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4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22355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673005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4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6642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434547143 <text:s/>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<text:span text:style-name="T2">graph</text:span>-p01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25353 <text:s/>20133414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53145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2443 <text:s/>20+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54 <text:s/>362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+5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43544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1463133664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+54+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535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4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544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bundar pdhl di gambar asli bund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5356305 <text:s/>101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5" table:style-name="ta2">
        <table:table-column table:style-name="co9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67544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674707453534542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053222+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6463 <text:s/>3405-464453633326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55-233556457431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2 nya kebanyakan tidak sesuai grap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543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3611+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-4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6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23+43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722375553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2356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4 <text:s/>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42113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2365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22+03+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6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6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22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76563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5405463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gabung sama b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44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pisah</text:p>
          </table:table-cell>
          <table:table-cell table:style-name="ce1"/>
          <table:table-cell office:value-type="string" table:style-name="ce1">
            <text:p><text:span text:style-name="T2">graph</text:span>-p01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456740555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22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45-3436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53443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55444443134547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6543531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14444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2544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62473207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6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44444666665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1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3766453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gabung sama ro'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3357346210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8" table:style-name="ta3">
        <table:table-column table:style-name="co10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8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656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5453342 <text:s/>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46436640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557463135657075 <text:s/>201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6555442033575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5">
            <text:p>bacaan aslinya TAMSIL tapi di kitab sa nya itu huruf b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-3542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2654433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30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554444243113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-2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547463544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65755666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66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1443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74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66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655444430331242+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1-lineimg9" table:style-name="ta2">
        <table:table-column table:style-name="co11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9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di graph dan anotasi berbed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32142464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54324746210214034044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3-53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220335536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547247 <text:s/>5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5736471711140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637724143220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33123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4533634+55750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440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+542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2363556-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4354445 <text:s/>43135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55464755543114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36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443 <text:s/>324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4443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-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63535761644120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0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5345734604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535-3453215 <text:s/>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74463045365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543135146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31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43255 <text:s/>174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1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651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35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5544313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33014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45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4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3575305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7245570044435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225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 <text:s/>233010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3544403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4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5544544444314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75544-3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1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1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44335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3653+54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46425443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41255335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5775555544444437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10131410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0133546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421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5">
            <text:p>bacaan aslinya ALAT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234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6552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+41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76534065531 <text:s/>23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60664536300142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535544544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-335574446 <text:s/>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4445444536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131073111255403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5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44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5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002030163140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767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55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2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6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0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bergabung sama lam ny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<text:span text:style-name="T2">graph</text:span>-p01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1453534315-3254432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2642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453547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4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-4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ikut anotasinya wawu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5454413+47532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56334 <text:s/>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44-4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36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30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66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352355544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0213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3" table:style-name="ta2">
        <table:table-column table:style-name="co13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354-53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36462451600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3157206574627101133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345443053547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5">
            <text:p>bacaan aslinya ALAT</text:p>
          </table:table-cell>
          <table:table-cell table:style-name="ce1"/>
          <table:table-cell office:value-type="string" table:style-name="ce1">
            <text:p><text:span text:style-name="T2">graph</text:span>-p01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+55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1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32+1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2432030314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4355544444310335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6460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5" table:style-name="ce5">
            <text:p>bacaan aslinya HASILKAN tapi di kitab lamnya hilang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2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67346400044435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441 <text:s/>222310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4+447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66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-50 <text:s/>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4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5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2464757342464 <text:s/>0126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57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3554325213352556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064535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4316553146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1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64066006566771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34+525544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63133+64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-2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3655444433221 <text:s/>62456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5432 <text:s/>21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013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55444331354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454403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2+03443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seperti ya</text:p>
          </table:table-cell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" table:style-name="ta1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3-lineimg0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011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545367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5375544332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22141+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3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55314174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+00412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-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4" table:style-name="ce5">
            <text:p>bacaan aslinya BANYAK</text:p>
          </table:table-cell>
          <table:table-cell table:number-columns-repeated="2" table:style-name="ce1"/>
          <table:table-cell office:value-type="string" table:style-name="ce1">
            <text:p>p03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334133+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52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+65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53655673131+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4443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oto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464144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number-columns-spanned="1" table:number-rows-spanned="8" table:style-name="ce5">
            <text:p>tidak diketahui bacaan apa</text:p>
          </table:table-cell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543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6">
            <text:p>5354 <text:s/>23</text:p>
          </table:table-cell>
          <table:table-cell office:value-type="string" table:style-name="ce6">
            <text:p>م</text:p>
          </table:table-cell>
          <table:table-cell office:value-type="float" office:value="29" table:style-name="ce6">
            <text:p>29</text:p>
          </table:table-cell>
          <table:table-cell table:style-name="ce6"/>
          <table:covered-table-cell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544</text:p>
          </table:table-cell>
          <table:table-cell office:value-type="string" table:style-name="ce6">
            <text:p>ی</text:p>
          </table:table-cell>
          <table:table-cell office:value-type="float" office:value="36" table:style-name="ce6">
            <text:p>36</text:p>
          </table:table-cell>
          <table:table-cell table:style-name="ce6"/>
          <table:covered-table-cell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746554 <text:s/>4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54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642424 <text:s/>2171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percabangan terputus-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165555444 <text:s/>36442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3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3131+05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2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1545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144-411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number-columns-spanned="1" table:number-rows-spanned="7" table:style-name="ce5">
            <text:p>tidak diketahui bacaan apa</text:p>
          </table:table-cell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4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2">
            <text:p>323+52+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56324466740432 <text:s/>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+15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43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65523544445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46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imnya tidak jelas terlih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6262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5+453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 nya tidak terlihat jelas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33524250343553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2323223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356724621066012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75747715551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idak ada titik dan kurang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2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433310303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p03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00+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532410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4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535332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7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di graph dan di anotasi tidak sam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5630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105540232 <text:s/>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1024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 <text:s/>23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247055363313142301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2">
            <text:p>237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5442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7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3263744 <text:s/>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54335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5" table:style-name="ce5">
            <text:p>bacaan aslinya RAKIT tapi di kitab ba bukan t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4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2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1">
          <table:table-cell office:value-type="string" table:style-name="ce1">
            <text:p>4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44-346564043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terputus, di graph ada tapi di anotasi tidak ad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0116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332145321+754543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625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445732155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241474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7044444+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 <text:s/>00675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9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66 <text:s/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3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9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1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-4245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666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52352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1">
          <table:table-cell office:value-type="string" table:style-name="ce1">
            <text:p>554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6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5153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43134+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4" table:style-name="ce5">
            <text:p>bacaan aslinya KUAT</text:p>
          </table:table-cell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335554444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412226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5-4443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covered-table-cell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2">
            <text:p>2554-3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03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5 <text:s/>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05443 <text:s/>2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42457415 <text:s/>2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634541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4454 <text:s/>66544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erputus tapi bisa dibaca angka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02443+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54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701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5555536662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1">
          <table:table-cell office:value-type="string" table:style-name="ce1">
            <text:p>35235544432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7534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535675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135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344244435434 <text:s/>217063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number-columns-spanned="1" table:number-rows-spanned="2" table:style-name="ce9">
            <text:p>percabangan terputus-putus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353 <text:s text:c="2"/>262340041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74443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44 <text:s/>3134+6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+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2654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125442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huruf ta</text:p>
          </table:table-cell>
          <table:table-cell table:style-name="ce1"/>
          <table:table-cell office:value-type="string" table:style-name="ce1">
            <text:p>p03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63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42521+0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4444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402+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67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67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-244-044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536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31541703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2">
            <text:p>tidak berbentuk huruf h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44361+0544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42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8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+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7" table:style-name="ta3">
        <table:table-column table:style-name="co15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5617675464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54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64443644477544444322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46654442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41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3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1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idak terlihat seperti hamz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4+0444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baca NYA</text:p>
          </table:table-cell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3424-24434 <text:s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-5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354443432 <text:s/>311410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4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542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254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4236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62672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8">
            <text:p>menyatu sama la 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6554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24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2320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3-lineimg8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+5444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di graph dan di anotasinya berbe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-0012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4327311032 <text:s/>324432031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percabangan ada di awal dan akhir, titiknya ikut ke kaf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01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ke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-555-551666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aris - pertama adalah titik dari ghin, dan garis - kedua titik dari ta</text:p>
          </table:table-cell>
          <table:table-cell table:style-name="ce1"/>
          <table:table-cell office:value-type="string" table:style-name="ce1">
            <text:p>p03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575444343221121424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itiknya hilang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3531+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-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7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35444444242+7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3 <text:s/>1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555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444566661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3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55314310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44432 <text:s/>4452310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655 <text:s/>6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553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4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3-lineimg9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655353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52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5553042 <text:s/>323620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231421077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35664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27210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155553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35336475553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24321213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3551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5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0725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63455730666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65-4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5+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5" table:style-name="ce5">
            <text:p>tidak ada anotasi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35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55553143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25653335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76360554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75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5343560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3425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332535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5544173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54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6" table:style-name="ce5">
            <text:p>bacaan aslinya LELAJU</text:p>
          </table:table-cell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3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6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532143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36357557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34757470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64435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2445 <text:s/>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46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8">
            <text:p>bundaran mimnya tidak penu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53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0+414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24 <text:s/>22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444440335243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3-lineimg13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5551556626265647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23+46204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355553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6276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3546555431303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15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+5444437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3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6654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245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663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3+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ada tasydi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66141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222+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2">
            <text:p>ada tasydi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566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44-3646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3554443475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654-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14533230771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 dan tidak ada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 dan 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667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55324205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2024</text:p>
          </table:table-cell>
          <table:table-cell office:value-type="string" table:style-name="ce6">
            <text:p>ه</text:p>
          </table:table-cell>
          <table:table-cell office:value-type="float" office:value="33" table:style-name="ce6">
            <text:p>33</text:p>
          </table:table-cell>
          <table:table-cell table:style-name="ce1"/>
          <table:table-cell office:value-type="string" table:number-columns-spanned="1" table:number-rows-spanned="3" table:style-name="ce5">
            <text:p>tidak diketahui bacaan ap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2513</text:p>
          </table:table-cell>
          <table:table-cell office:value-type="string" table:style-name="ce6">
            <text:p>ع</text:p>
          </table:table-cell>
          <table:table-cell office:value-type="float" office:value="20" table:style-name="ce6">
            <text:p>2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6">
            <text:p>ا</text:p>
          </table:table-cell>
          <table:table-cell office:value-type="float" office:value="1" table:style-name="ce6">
            <text:p>1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14" table:style-name="ta2">
        <table:table-column table:style-name="co1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4.png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14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202536560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dak ada titikny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4544534276674663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345256341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36457457426222 0015<text:s/>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713310750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635544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54734+2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2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+014121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01122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7653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36544444 <text:s/>31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21+3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14335 <text:s/>302+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4525443430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1363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24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32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3+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54443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2420442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+5354 <text:s/>2+1+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5 <text:s/>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403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3436473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4444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346366543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553203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75043 <text:s/>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1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34 <text:s/>22310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132436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35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di kaf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-555262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aris - titiknya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+005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2">
            <text:p>terputus, Cuma ada bundarannya saj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15566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24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nya ikut di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-55561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aris - titiknya nun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terputus dari kaf jadinya 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32+0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5350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5">
            <text:p>tidak jelas tulisan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baca NYA</text:p>
          </table:table-cell>
          <table:covered-table-cell/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344674553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55352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4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3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7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5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2626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2.png<text:span text:style-name="T2">.log</text:span></text:p>
          </table:table-cell>
          <table:table-cell table:number-columns-repeated="16376" table:style-name="ce1"/>
        </table:table-row>
        <table:table-row table:style-name="ro3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5555143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7535 <text:s/>77412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62155677313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itiknya ikut di waw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53551+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t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otong hurufnya tidak terlihat jel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43754457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554+4443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454354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otong hurufnya tidak terlihat jel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7-lineimg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3+426560553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1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353540-0712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2455320+55670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353215-351503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54442424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2+41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5443432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-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-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3 <text:s/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652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52327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353557303+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+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25-271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4573474 <text:s text:c="2"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01653544403131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12010123524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-3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135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+454364+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15576265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2566673031134+5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545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dak jelas hurufny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53+6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3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354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1253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5640435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14 <text:s/>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3313+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2">
            <text:p>terputus, Cuma ada bundarannya saja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7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1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22+413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+447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454364+6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7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37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625555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631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4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305-7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43534+77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666146 <text:s/>700526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255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45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02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4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24544443 <text:s/>3+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463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otong hurufny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7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432521735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4557665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tiknya ikut di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-56566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8">
            <text:p>tanda - titiknya nun</text:p>
          </table:table-cell>
          <table:table-cell table:style-name="ce1"/>
          <table:table-cell office:value-type="string" table:style-name="ce1">
            <text:p><text:span text:style-name="T2">graph</text:span>-p07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+242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71555566666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044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2353557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63535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654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31404 <text:s/>23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675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555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623256 <text:s/>67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66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643236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+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-4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342556303+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9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4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3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1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215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55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07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3461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+77140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3524 <text:s/>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746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747-40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23754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5514 <text:s/>5675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36-4640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bergabung graph 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37534443443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66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1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65443433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0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66103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7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6553453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idak jelas hurufnya</text:p>
          </table:table-cell>
          <table:table-cell table:style-name="ce1"/>
          <table:table-cell office:value-type="string" table:style-name="ce1">
            <text:p><text:span text:style-name="T2">graph</text:span>-p07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3+65443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223+344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3+4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5-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tergabu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5-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64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35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34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341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44+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20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p07-lineimg12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2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64735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2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543+0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135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456357454 <text:s/>00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-2324257-2 <text:s/>2222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2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5443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4524 <text:s/>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63554404 <text:s/>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343253655444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4444444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idak ada titikny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1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464242434 <text:s/>0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2303243+556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75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7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1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44121426543 <text:s/>0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42543 <text:s/>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+34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-4640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365542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3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5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-4443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35443 <text:s/>2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544044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7-lineimg1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47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5553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4363570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6363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340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32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414313403252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4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555516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72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21+7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idak ada titi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di 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4522011+3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2">
            <text:p>tanda + titiknya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44+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-427 <text:s/>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4" table:style-name="ce13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24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123+56654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034+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1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2531547</text:p>
          </table:table-cell>
          <table:table-cell office:value-type="string" table:style-name="ce14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44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titik pada ya' berada di dal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6454</text:p>
          </table:table-cell>
          <table:table-cell office:value-type="string" table:style-name="ce14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375-54-40-35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6666</text:p>
          </table:table-cell>
          <table:table-cell office:value-type="string" table:style-name="ce14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7-lineimg1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-155666614314</text:p>
          </table:table-cell>
          <table:table-cell office:value-type="string" table:style-name="ce14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355444+43+5</text:p>
          </table:table-cell>
          <table:table-cell office:value-type="string" table:style-name="ce14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44236454</text:p>
          </table:table-cell>
          <table:table-cell office:value-type="string" table:style-name="ce14">
            <text:p>م</text:p>
          </table:table-cell>
          <table:table-cell office:value-type="float" office:value="29" table:style-name="ce14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7-lineimg16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273</text:p>
          </table:table-cell>
          <table:table-cell office:value-type="string" table:style-name="ce14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4+7</text:p>
          </table:table-cell>
          <table:table-cell office:value-type="string" table:style-name="ce14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4-4-44-32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5-425443</text:p>
          </table:table-cell>
          <table:table-cell office:value-type="string" table:style-name="ce14">
            <text:p>ج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4322</text:p>
          </table:table-cell>
          <table:table-cell office:value-type="string" table:style-name="ce14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531644</text:p>
          </table:table-cell>
          <table:table-cell office:value-type="string" table:style-name="ce14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+544</text:p>
          </table:table-cell>
          <table:table-cell office:value-type="string" table:style-name="ce14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26</text:p>
          </table:table-cell>
          <table:table-cell office:value-type="string" table:style-name="ce14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3</text:p>
          </table:table-cell>
          <table:table-cell office:value-type="string" table:style-name="ce14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432+</text:p>
          </table:table-cell>
          <table:table-cell office:value-type="string" table:style-name="ce14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531+33+523</text:p>
          </table:table-cell>
          <table:table-cell office:value-type="string" table:style-name="ce14">
            <text:p>ق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54341424 <text:s/>1075</text:p>
          </table:table-cell>
          <table:table-cell office:value-type="string" table:style-name="ce14">
            <text:p>ص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314-301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655</text:p>
          </table:table-cell>
          <table:table-cell office:value-type="string" table:style-name="ce14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-453</text:p>
          </table:table-cell>
          <table:table-cell office:value-type="string" table:style-name="ce14">
            <text:p>ب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655515</text:p>
          </table:table-cell>
          <table:table-cell office:value-type="string" table:style-name="ce14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5741+76</text:p>
          </table:table-cell>
          <table:table-cell office:value-type="string" table:style-name="ce14">
            <text:p>ب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4242055443</text:p>
          </table:table-cell>
          <table:table-cell office:value-type="string" table:style-name="ce14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475</text:p>
          </table:table-cell>
          <table:table-cell office:value-type="string" table:style-name="ce14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2" table:style-name="ta2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9-lineimg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615705550705035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6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6057554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 <text:s/>5430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2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766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0.png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di graph ada di anotasi tidak ada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0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457776767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0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3354706 <text:s/>54443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ec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+677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754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4+4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+ itu alif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di graph ada di anotasi tidak ada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057565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dak ada titikny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544-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554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table:number-columns-repeated="3" table:style-name="ce14"/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tidak jelas huruf ap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44+1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0113046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5 <text:s/>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tidak ada titik dan 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3162+775544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+3416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70655544+440+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number-rows-repeated="2" table:style-name="ro4">
          <table:table-cell table:number-columns-repeated="4" table:style-name="ce14"/>
          <table:table-cell table:number-columns-repeated="16380" table:style-name="ce1"/>
        </table:table-row>
        <table:table-row table:style-name="ro4">
          <table:table-cell table:number-columns-repeated="4" table:style-name="ce14"/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9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3577544353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7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15155566665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202442+773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3564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09-lineimg1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655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5232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257404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360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40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33+57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-75-54+1-0-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554+0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0110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0-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07175615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4343+57 <text:s/>553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tanda + titiknya fa dan percabanganya terpecah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76065453427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2+11+7</text:p>
          </table:table-cell>
          <table:table-cell office:value-type="string" table:style-name="ce1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9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2.png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766404+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2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54-7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3464526255 <text:s/>01660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2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554+02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7675+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di graph nya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6540442+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di graph nya ada tapi di anotasi tidak ada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0-52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674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45- <text:s/>3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percabangannya terpecah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47544440277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0575701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5-44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76540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titiknya ikut lam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11111-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8">
            <text:p>titiknya t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01270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55+57766605</text:p>
          </table:table-cell>
          <table:table-cell office:value-type="string" table:style-name="ce1">
            <text:p>ݢ</text:p>
          </table:table-cell>
          <table:table-cell office:value-type="float" office:value="27" table:style-name="ce14">
            <text:p>27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4545355706 <text:s/>5444302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17</text:p>
          </table:table-cell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9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1154656566<text:s text:c="2"/>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tidak ketemu percabanganny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656-406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3+431+6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0-111112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kebanyakan angka 1 ny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555746 <text:s/>57000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8">
            <text:p>percabangannya terpecah</text:p>
          </table:table-cell>
          <table:table-cell table:style-name="ce1"/>
          <table:table-cell office:value-type="string" table:style-name="ce1">
            <text:p><text:span text:style-name="T2">graph</text:span>-p09-lineimg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22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23556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4335626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p09-lineimg4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40753576707054043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6503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+7570755440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45-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34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0106</text:p>
          </table:table-cell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tidak ada titikny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76706 <text:s/>5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313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000030007750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5555566666467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44+ <text:s/>4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01 <text:s/>6664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3+1</text:p>
          </table:table-cell>
          <table:table-cell office:value-type="string" table:style-name="ce1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51-1166653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5353+657</text:p>
          </table:table-cell>
          <table:table-cell office:value-type="string" table:style-name="ce1">
            <text:p>ف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43410</text:p>
          </table:table-cell>
          <table:table-cell office:value-type="string" table:style-name="ce1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huruf dal nya kurang jelas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di graphnya ada tapi di anotasi tidak ad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010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467500607067 <text:s/>7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percabangannya ada di awal dan akhir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056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76707 <text:s/>5544430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340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346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53+5665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27-27-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- tidak diketahui<text:s/></text:p>
          </table:table-cell>
          <table:table-cell table:style-name="ce1"/>
          <table:table-cell office:value-type="string" table:style-name="ce1">
            <text:p>p09-lineimg5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060765-4440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447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66553054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5465+7654</text:p>
          </table:table-cell>
          <table:table-cell office:value-type="string" table:style-name="ce1">
            <text:p>ؤ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6153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4441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7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155 <text:s/>46665554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2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750-0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77570755 <text:s/>5657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2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4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itiknya ikut wawu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+654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tanda + titiknya t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4656-404 <text:s/>0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number-columns-spanned="1" table:number-rows-spanned="2" table:style-name="ce13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334454607 <text:s/>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14">
            <text:p>7565</text:p>
          </table:table-cell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table:style-name="ce1"/>
          <table:table-cell table:number-columns-repeated="2" table:style-name="ce14"/>
          <table:table-cell table:number-columns-repeated="16380" table:style-name="ce1"/>
        </table:table-row>
        <table:table-row table:style-name="ro4">
          <table:table-cell table:style-name="ce14"/>
          <table:table-cell table:style-name="ce1"/>
          <table:table-cell table:number-columns-repeated="2" table:style-name="ce14"/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table:style-name="ce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6437-0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7-121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1340 <text:s text:c="2"/>1210371+777617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63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8">
            <text:p>di graph nya angka 6 Cuma 1</text:p>
          </table:table-cell>
          <table:table-cell table:style-name="ce1"/>
          <table:table-cell office:value-type="string" table:style-name="ce1">
            <text:p><text:span text:style-name="T2">graph</text:span>-p09-lineimg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757- <text:s text:c="2"/>11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style-name="ce1"/>
          <table:table-cell office:value-type="string" table:style-name="ce1">
            <text:p>p09-lineimg6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557057655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tiknya hilang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440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titiknya hila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151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10177 <text:s text:c="2"/>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606 <text:s text:c="3"/>404-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- titiknya ya, percabangannya terpisah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45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tiknya ikut lam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75453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2">
            <text:p>titiknya hilan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05766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754577547060555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2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02+27177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10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2">
            <text:p>titiknya ikut 'ai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7617765507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54432+45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7345+50+5650 <text:s text:c="2"/>0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764606-75-70 <text:s/>00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8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3262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017776050</text:p>
          </table:table-cell>
          <table:table-cell office:value-type="string" table:style-name="ce1">
            <text:p>ح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26556574400617665641667</text:p>
          </table:table-cell>
          <table:table-cell office:value-type="string" table:style-name="ce1">
            <text:p>ض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tidak ada titiknya</text:p>
          </table:table-cell>
          <table:table-cell table:style-name="ce2"/>
          <table:table-cell table:number-columns-repeated="16377" table:style-name="ce1"/>
        </table:table-row>
        <table:table-row table:style-name="ro4">
          <table:table-cell table:style-name="ce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8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8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1556066655430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15252+55674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3653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5 <text:s text:c="2"/>667755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2530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8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3646705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0747 <text:s/>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07606474 <text:s text:c="2"/>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p09-lineimg8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3646 <text:s/>5554</text:p>
          </table:table-cell>
          <table:table-cell office:value-type="string" table:style-name="ce1">
            <text:p>و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25437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37557060554</text:p>
          </table:table-cell>
          <table:table-cell office:value-type="string" table:style-name="ce1">
            <text:p>و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5-540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443+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6+75+7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-434143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63655037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655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74443+0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364657 <text:s text:c="2"/>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543636560046705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0 nya tidak ada di gap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6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0367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27226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itik merahnya dari teng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56674730</text:p>
          </table:table-cell>
          <table:table-cell office:value-type="string" table:style-name="ce1">
            <text:p>ف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0001002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6655-43170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hurufnya agak cacat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7766540135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4+5454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72434467540 <text:s text:c="2"/>077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776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66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6774153 <text:s/>76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0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76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036555077 <text:s/>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75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-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7">
            <text:p>5-1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45706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666744-130-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57557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3553467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5555 <text:s/>06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6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4051666653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0-4+4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1666645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5-4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04+440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30722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1.png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tergabung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555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+46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3+0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1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7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tidak ada titik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0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1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30667753605657 <text:s/>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64 <text:s text:c="2"/>4+443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775 <text:s/>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564 <text:s text:c="2"/>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6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6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6444-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5+5453</text:p>
          </table:table-cell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5056-75-40-36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4574045765443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77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hurufnya agak cacat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6+6+544+0+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kebanyakan +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5+7444230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627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60574307</text:p>
          </table:table-cell>
          <table:table-cell office:value-type="string" table:style-name="ce1">
            <text:p>ح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220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2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7002017706705500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1555567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436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tiknya ikut ts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2+55535335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8">
            <text:p>titiknya hilang</text:p>
          </table:table-cell>
          <table:table-cell table:style-name="ce1"/>
          <table:table-cell office:value-type="string" table:style-name="ce1">
            <text:p><text:span text:style-name="T2">graph</text:span>-p09-lineimg12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66067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harusnya tidak perlu 0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5546666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2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5544576666655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4+3456+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32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di graph nya ada tapi di anotasinya tidak ada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444056666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+0-44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22626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+44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4"/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77-50525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style-name="ce14"/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14"/>
          <table:table-cell table:style-name="ce1"/>
          <table:table-cell office:value-type="string" table:number-columns-spanned="1" table:number-rows-spanned="2" table:style-name="ce18">
            <text:p>tidak diketahui huruf apa, antara sin dan ya atau keduanya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style-name="ce14"/>
          <table:table-cell table:style-name="ce1"/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14">
            <text:p>27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5-466-54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14"/>
          <table:table-cell table:style-name="ce1"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4">
          <table:table-cell office:value-type="string" table:style-name="ce14">
            <text:p>555553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14">
            <text:p>54545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+342</text:p>
          </table:table-cell>
          <table:table-cell office:value-type="string" table:style-name="ce1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1455766644</text:p>
          </table:table-cell>
          <table:table-cell office:value-type="string" table:style-name="ce1">
            <text:p>ݢ</text:p>
          </table:table-cell>
          <table:table-cell office:value-type="float" office:value="27" table:style-name="ce14">
            <text:p>27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323+65434</text:p>
          </table:table-cell>
          <table:table-cell office:value-type="string" table:style-name="ce1">
            <text:p>ف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755447</text:p>
          </table:table-cell>
          <table:table-cell office:value-type="string" table:style-name="ce1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66-550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325254+467</text:p>
          </table:table-cell>
          <table:table-cell office:value-type="string" table:style-name="ce1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lengkungannya hilang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3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65315435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36665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52+45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6553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titik nya 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4+4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3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4352234254 <text:s text:c="2"/>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26267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6664520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3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74074+55755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tanda + titiknya nun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35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itiknya ikut mim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655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-5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533+545705600655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2">
            <text:p>tidak ada lengkunganny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51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2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6570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4-03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5555657766656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555+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0750467347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8">
            <text:p>titiknya 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0430 <text:s text:c="2"/>5202+10</text:p>
          </table:table-cell>
          <table:table-cell office:value-type="string" table:style-name="ce1">
            <text:p>ق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622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355</text:p>
          </table:table-cell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00-0121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757067055 <text:s text:c="2"/>5433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tidak ada titiknya dan percabangannya terpisah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6655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653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6-5443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string" table:style-name="ce1">
            <text:p>p09-lineimg14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651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7075177057640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6-0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23354+56754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352423525547 <text:s text:c="2"/>7-05-0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utu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6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7557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5-43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3646770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2">
            <text:p>0 seharusnya masuk ke anotasinya mim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61015111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072007677600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555667657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4 <text:s text:c="2"/>43+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5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776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545-736-45670-444</text:p>
          </table:table-cell>
          <table:table-cell office:value-type="string" table:style-name="ce1">
            <text:p>ج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43634+56770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hilang</text:p>
          </table:table-cell>
          <table:table-cell table:style-name="ce2"/>
          <table:table-cell table:number-columns-repeated="16377" table:style-name="ce1"/>
        </table:table-row>
        <table:table-row table:style-name="ro4">
          <table:table-cell table:style-name="ce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065055065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-34645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ergabu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553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8">
            <text:p>di graph ada di anotasi tidak ada</text:p>
          </table:table-cell>
          <table:table-cell table:style-name="ce1"/>
          <table:table-cell office:value-type="string" table:style-name="ce1">
            <text:p><text:span text:style-name="T2">graph</text:span>-p09-lineimg1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70166544330 <text:s text:c="2"/>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754551-117676665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- titiknya fa</text:p>
          </table:table-cell>
          <table:table-cell table:style-name="ce1"/>
          <table:table-cell office:value-type="string" table:style-name="ce1">
            <text:p>p09-lineimg15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37553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570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-755-40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51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7757754-442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di graph ada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-43</text:p>
          </table:table-cell>
          <table:table-cell office:value-type="string" table:style-name="ce1">
            <text:p>ي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353354667076555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5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di graph ada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554+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757440430 <text:s text:c="2"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2226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57750443</text:p>
          </table:table-cell>
          <table:table-cell office:value-type="string" table:style-name="ce1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03+4</text:p>
          </table:table-cell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654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hurufnya cacat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number-rows-repeated="2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11-lineimg0--1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1<text:span text:style-name="T2">1</text:span>-lineimg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7112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tidak ada titikny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75535 <text:s text:c="2"/>34567054442306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10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2" table:style-name="ce14"/>
          <table:table-cell office:value-type="string" table:style-name="ce2">
            <text:p>titiknya ikut kaf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0-5050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11-lineimg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-14445777676 <text:s/>544320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4"/>
          <table:table-cell office:value-type="string" table:style-name="ce1">
            <text:p>tanda - titiknya ta, percabangannya terpisa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550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3576544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4"/>
          <table:table-cell table:number-columns-repeated="2" table:style-name="ce1"/>
          <table:table-cell office:value-type="string" table:style-name="ce1">
            <text:p>p11-lineimg0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6405 <text:s text:c="2"/>7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4"/>
          <table:table-cell office:value-type="string" table:style-name="ce2">
            <text:p>percabangannya terpis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62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07655+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00126170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605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4646 <text:s text:c="2"/>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2">
            <text:p>percabangannya terpisah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443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1"/>
          <table:table-cell office:value-type="string" table:style-name="ce2">
            <text:p>titiknya hilan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4"/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2353557704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14"/>
          <table:table-cell table:style-name="ce1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4+356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55+4403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200744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4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50</text:p>
          </table:table-cell>
          <table:table-cell office:value-type="string" table:style-name="ce1">
            <text:p>م</text:p>
          </table:table-cell>
          <table:table-cell office:value-type="float" office:value="29" table:style-name="ce14">
            <text:p>29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3355765444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7">
            <text:p>p11-lineimg1</text:p>
          </table:table-cell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hurufnya tergabung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ج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0-0106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3731777557165</text:p>
          </table:table-cell>
          <table:table-cell office:value-type="string" table:style-name="ce1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titiknya ikut kaf, lengkungannya tidak sempurna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141155-4441466665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anda - titiknya ghain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413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4-1+4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2632631011151 <text:s text:c="2"/>500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63-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5+7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50575430</text:p>
          </table:table-cell>
          <table:table-cell office:value-type="string" table:style-name="ce1">
            <text:p>ع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5650</text:p>
          </table:table-cell>
          <table:table-cell office:value-type="string" table:style-name="ce1">
            <text:p>م</text:p>
          </table:table-cell>
          <table:table-cell office:value-type="float" office:value="29" table:style-name="ce14">
            <text:p>29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406355761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50433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terputus dan tidak ada titiknya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5645300</text:p>
          </table:table-cell>
          <table:table-cell office:value-type="string" table:style-name="ce1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10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2+45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-44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26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4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707066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435465674405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365775-443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2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666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urufnya tergabu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41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ikut waw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543+475544+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23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+556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767756-5715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lengkungan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064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3667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6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44-27-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607650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ikut 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-4-4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anda - yg pertama titiknya y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3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7010710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75705650457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6535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55555513417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5747 <text:s text:c="2"/>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7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3546 <text:s text:c="3"/>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77575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75-443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6575444471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77654+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otasinya tidak sesuai grap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616706766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434627</text:p>
          </table:table-cell>
          <table:table-cell office:value-type="string" table:style-name="ce1">
            <text:p>ه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146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05 <text:s/>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0+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4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+0+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4567666656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 <text:s text:c="2"/>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0 <text:s text:c="3"/>40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74+414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61545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654-44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445665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7545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6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77557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6565305 <text:s text:c="2"/>00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5467060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765444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654-4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+1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26667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gak cacat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5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66653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33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terputus dari kitab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77145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665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number-columns-spanned="1" table:number-rows-spanned="4" table:style-name="ce5">
            <text:p>percabangannya terputus-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4+0442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607675040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0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651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576-57-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35356 <text:s text:c="2"/>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number-columns-spanned="1" table:number-rows-spanned="3" table:style-name="ce5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43564 <text:s text:c="2"/>07 <text:s text:c="2"/>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4+ <text:s text:c="2"/>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6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7756704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775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666567743 <text:s text:c="2"/>667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26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553054354754432726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6553+05444744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55075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04473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0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71766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+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40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3354+60555670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764540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44-13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577654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535576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4443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341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+54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8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6606530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5440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630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2+44+575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76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4664 <text:s text:c="2"/>70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2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355507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34 <text:s text:c="2"/>67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26267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40454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76757545+170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5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33535676541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023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665055677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67040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5346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654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5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4643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10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67776154-42445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7744 <text:s text:c="3"/>55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-47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674551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67544 <text:s text:c="2"/>0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754403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0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327 <text:s text:c="2"/>7-5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7707050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54+403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45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tidak ada titik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757544430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776541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tidak ada titik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+430+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6366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11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677750675 <text:s text:c="2"/>0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07065675403 <text:s text:c="2"/>716650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43302263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55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5-5566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757751 <text:s text:c="2"/>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7767656000654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+444+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010170105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7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46654+4+00 <text:s text:c="2"/>22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3+022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+01035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7540404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206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+0103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4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0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0765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341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13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-66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75544+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17 <text:s text:c="2"/>6067750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 <text:s text:c="2"/>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2750+0757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0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3+4656 <text:s text:c="2"/>0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54544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7765443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65440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1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6544037 <text:s text:c="2"/>50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 <text:s text:c="2"/>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, 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1154577667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475 <text:s text:c="2"/>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1775654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45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5-443</text:p>
          </table:table-cell>
          <table:table-cell office:value-type="string" table:style-name="ce19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nun yg baw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0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3315450477 <text:s text:c="2"/>7543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, 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0776655145+4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44+42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14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6371-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4643553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2723265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645500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32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4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1710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-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57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44545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nya hilang, lengkungannya kurang jel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5446666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675144-30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765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347243434665074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222760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17574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-54 <text:s text:c="3"/>7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anda - titiknya nun,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24366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442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7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737146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p11-lineimg15</text:p>
          </table:table-cell>
          <table:table-cell table:number-columns-repeated="2" table:style-name="ce1"/>
          <table:table-cell table:style-name="ce14"/>
          <table:table-cell table:number-columns-repeated="16380" table:style-name="ce1"/>
        </table:table-row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2706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7676574156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070644430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6567674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002252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665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66-75414 <text:s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564507 <text:s/>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070644-44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553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6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7657065540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4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-75754 <text:s/>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terpis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727355670140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7757075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+53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anda + titiknya 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ro at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184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Angipha</meta:initial-creator>
    <dc:creator>Alifa</dc:creator>
    <meta:creation-date>2024-07-22T10:29:56Z</meta:creation-date>
    <dc:date>2024-09-27T09:41:02Z</dc:date>
    <meta:editing-cycles>29</meta:editing-cycles>
    <meta:editing-duration>PT126420S</meta:editing-duration>
  </office:meta>
</office:document-meta>
</file>